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61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68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81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1 body current</text:p>
          </table:table-cell>
          <table:table-cell table:style-name="ce1" office:value-type="string" calcext:value-type="string">
            <text:p>1bc + 2bc</text:p>
          </table:table-cell>
          <table:table-cell table:style-name="ce1" office:value-type="string" calcext:value-type="string">
            <text:p>Ratio of 2bc to 1bc rate</text:p>
          </table:table-cell>
        </table:table-row>
        <table:table-row table:style-name="ro1">
          <table:table-cell office:value-type="string" calcext:value-type="string">
            <text:p>PS0 decay rate</text:p>
          </table:table-cell>
          <table:table-cell office:value-type="float" office:value="0.001836" calcext:value-type="float">
            <text:p>1.84E-03</text:p>
          </table:table-cell>
          <table:table-cell office:value-type="float" office:value="0.005721" calcext:value-type="float">
            <text:p>5.72E-03</text:p>
          </table:table-cell>
          <table:table-cell table:formula="of:=[.C2]/[.B2]" office:value-type="float" office:value="3.11601307189543" calcext:value-type="float">
            <text:p>3.12E+00</text:p>
          </table:table-cell>
        </table:table-row>
        <table:table-row table:style-name="ro1">
          <table:table-cell office:value-type="string" calcext:value-type="string">
            <text:p>RS0 decay rate</text:p>
          </table:table-cell>
          <table:table-cell table:number-columns-repeated="2" office:value-type="float" office:value="0.0006102" calcext:value-type="float">
            <text:p>6.10E-04</text:p>
          </table:table-cell>
          <table:table-cell table:formula="of:=[.C3]/[.B3]" office:value-type="float" office:value="1" calcext:value-type="float">
            <text:p>1.00E+00</text:p>
          </table:table-cell>
        </table:table-row>
        <table:table-row table:style-name="ro1">
          <table:table-cell office:value-type="string" calcext:value-type="string">
            <text:p>PS0xRS0 (crossterm) rate</text:p>
          </table:table-cell>
          <table:table-cell office:value-type="float" office:value="-0.0020927" calcext:value-type="float">
            <text:p>-2.09E-03</text:p>
          </table:table-cell>
          <table:table-cell office:value-type="float" office:value="-0.003697" calcext:value-type="float">
            <text:p>-3.70E-03</text:p>
          </table:table-cell>
          <table:table-cell table:formula="of:=[.C4]/[.B4]" office:value-type="float" office:value="1.76661728867014" calcext:value-type="float">
            <text:p>1.77E+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+[.B4]" office:value-type="float" office:value="0.0003535" calcext:value-type="float">
            <text:p>3.54E-04</text:p>
          </table:table-cell>
          <table:table-cell table:formula="of:=[.C2]+[.C3]+[.C4]" office:value-type="float" office:value="0.0026342" calcext:value-type="float">
            <text:p>2.63E-03</text:p>
          </table:table-cell>
          <table:table-cell table:formula="of:=[.C5]/[.B5]" office:value-type="float" office:value="7.45176803394625" calcext:value-type="float">
            <text:p>7.45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7:00:45.528530176</meta:creation-date>
    <dc:date>2023-12-15T17:21:28.127063227</dc:date>
    <meta:editing-duration>PT10M23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